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34cb" officeooo:paragraph-rsid="000a34cb"/>
    </style:style>
    <style:style style:name="P2" style:family="paragraph" style:parent-style-name="Standard">
      <style:text-properties fo:font-weight="bold" officeooo:rsid="000a34cb" officeooo:paragraph-rsid="000a34cb" style:font-weight-asian="bold" style:font-weight-complex="bold"/>
    </style:style>
    <style:style style:name="P3" style:family="paragraph" style:parent-style-name="Standard">
      <style:text-properties fo:font-weight="normal" officeooo:rsid="000a34cb" officeooo:paragraph-rsid="000d05f6" style:font-weight-asian="normal" style:font-weight-complex="normal"/>
    </style:style>
    <style:style style:name="P4" style:family="paragraph" style:parent-style-name="Standard">
      <style:text-properties fo:font-weight="normal" officeooo:rsid="000d05f6" officeooo:paragraph-rsid="000d05f6" style:font-weight-asian="normal" style:font-weight-complex="normal"/>
    </style:style>
    <style:style style:name="P5" style:family="paragraph" style:parent-style-name="Standard">
      <style:text-properties fo:font-weight="normal" officeooo:rsid="000d05f6" officeooo:paragraph-rsid="000ee7b4"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be26b"/>
    </style:style>
    <style:style style:name="T4" style:family="text">
      <style:text-properties style:text-position="0% 100%" officeooo:rsid="000d05f6"/>
    </style:style>
    <style:style style:name="T5" style:family="text">
      <style:text-properties style:text-position="0% 100%" style:font-name="Liberation Serif1" style:font-name-asian="Liberation Serif1" style:font-name-complex="Liberation Serif1"/>
    </style:style>
    <style:style style:name="T6" style:family="text">
      <style:text-properties style:text-position="0% 100%" style:font-name="Liberation Serif" style:font-name-asian="NSimSun" style:font-name-complex="Lucida Sans"/>
    </style:style>
    <style:style style:name="T7" style:family="text">
      <style:text-properties style:text-position="0% 100%" officeooo:rsid="000ee7b4"/>
    </style:style>
    <style:style style:name="T8" style:family="text">
      <style:text-properties style:text-position="0% 100%" officeooo:rsid="000f99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esta lección quiero hacerla corta para no saturar de información, y aclarar algo interesante, sobre la factorización, y hablar de factorización de polinomios, factorizar un polinomio es el proceso de expresar un polinomio como producto de factores, por ejemplo 2x<text:span text:style-name="T1">4</text:span><text:span text:style-name="T2">+2x</text:span><text:span text:style-name="T1">3</text:span><text:span text:style-name="T2">-8x</text:span><text:span text:style-name="T1">2</text:span><text:span text:style-name="T2">-8x se puede expresar como </text:span></text:p>
      <text:p text:style-name="P1"><text:span text:style-name="T2"><text:tab/><text:tab/><text:tab/><text:tab/><text:tab/><text:tab/><text:tab/>x(x-2)(2x+4)(x+1)</text:span></text:p>
      <text:p text:style-name="P1"><text:span text:style-name="T2">es decir que al multiplicar esta expresión nos da el polinomio inicial</text:span></text:p>
      <text:p text:style-name="P1"><text:span text:style-name="T2"/></text:p>
      <text:p text:style-name="P2"><text:span text:style-name="T2">NOTA HACER LA MULTIPLICACIÓN </text:span></text:p>
      <text:p text:style-name="P2"><text:span text:style-name="T2"><text:tab/></text:span></text:p>
      <text:p text:style-name="P3"><text:span text:style-name="T2">por lo que x,(x-2),(2x+4),(x+1) son factores de <text:s/>2x</text:span><text:span text:style-name="T1">4</text:span><text:span text:style-name="T2">+2x</text:span><text:span text:style-name="T1">3</text:span><text:span text:style-name="T2">-8x</text:span><text:span text:style-name="T1">2</text:span><text:span text:style-name="T2">-8x, es importante saber factorizar polinomios porque como has visto reduce expresiones, y por lo general es más sencillo analizar expresiones más pequeñas, </text:span><text:span text:style-name="T3">y la siguiente cosa que quiero aclarar </text:span><text:span text:style-name="T4">es la irreductibilidad, un polinomio con coeficientes en algún conjunto cualquiera de números es irreductible sobre ese conjunto si no se puede escribir o factorizar como el producto de polinomios con coeficientes en ese conjunto, suena confuso pero lo entenderás enseguida con los siguientes ejemplos. </text:span></text:p>
      <text:p text:style-name="P4"><text:span text:style-name="T2">X</text:span><text:span text:style-name="T1">2</text:span><text:span text:style-name="T2">-3 es irreductible sobre el conjunto de los racionales, pero se puede reducir sobre el conjunto de los reales como (x-</text:span><text:span text:style-name="T5">√</text:span><text:span text:style-name="T6">3</text:span><text:span text:style-name="T2">)(x+</text:span><text:span text:style-name="T5">√</text:span><text:span text:style-name="T6">3</text:span><text:span text:style-name="T2">), </text:span></text:p>
      <text:p text:style-name="P4"><text:span text:style-name="T2">y también el polinomio x</text:span><text:span text:style-name="T1">2</text:span><text:span text:style-name="T2">+9 no se puede factorizar en el conjunto de números reales, pero si se pude reducir en el conjunto de números complejos, (x-3i)(x+3i) </text:span></text:p>
      <text:p text:style-name="P5"><text:span text:style-name="T2">dicho esto notaras que aveces algunos polinomios no se pueden reducir en un conjunto de números, pero si en otro conjunto, </text:span><text:span text:style-name="T7">por lo que factorizar totalmente un polinomio en un conjunto quiere decir que el polinomio puede ser expresado como producto de factores irreductibles sobre el conjunto dado. Esto es simplemente algo a tomar en cuenta por si alguna vez llegas a un punto irreductible pero el resultado no te satisface, sepas que quizá puedas reducirlo más dentro de otro conjunto de números como el conjunto de complejos por ejemplo, y en las siguientes lecciones veremos algunos métodos de factorización, pero recuerda que las matemáticas tienen mil caminos para llegar a un resultado si tu factorizas por otro método, esta bien te invito a compartir tu </text:span><text:span text:style-name="T8">método</text:span><text:span text:style-name="T7"> con otros,</text:span><text:span text:style-name="T8">recuerda que</text:span><text:span text:style-name="T7"> la ciencia es para compartir. </text:span></text:p>
      <text:p text:style-name="P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20:26:49.958000000</meta:creation-date>
    <dc:date>2019-04-26T21:09:18.905000000</dc:date>
    <meta:editing-duration>PT27S</meta:editing-duration>
    <meta:editing-cycles>1</meta:editing-cycles>
    <meta:document-statistic meta:table-count="0" meta:image-count="0" meta:object-count="0" meta:page-count="1" meta:paragraph-count="9" meta:word-count="327" meta:character-count="2098" meta:non-whitespace-character-count="1764"/>
    <meta:generator>LibreOffice/6.1.1.2$Windows_X86_64 LibreOffice_project/5d19a1bfa650b796764388cd8b33a5af1f5baa1b</meta:generator>
  </office:meta>
</office:document-meta>
</file>